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Taha Naat</text:p>
      <text:p text:style-name="Normal">Example3</text:p>
      <text:p text:style-name="Normal"><draw:frame draw:style-name="a0" draw:name="Image 1" text:anchor-type="as-char" svg:x="0in" svg:y="0in" svg:width="6.3in" svg:height="6.60764in" style:rel-width="scale" style:rel-height="scale"><draw:image xlink:href="media/image1.png" xlink:type="simple" xlink:show="embed" xlink:actuate="onLoad"/><svg:title/><svg:desc/></draw:frame></text:p>
      <text:p text:style-name="Normal"/>
      <text:soft-page-break/>
      <text:p text:style-name="Normal"><draw:frame draw:style-name="a1" draw:name="Image 1" text:anchor-type="as-char" svg:x="0in" svg:y="0in" svg:width="6.3in" svg:height="4.06667in" style:rel-width="scale" style:rel-height="scale"><draw:image xlink:href="media/image2.png" xlink:type="simple" xlink:show="embed" xlink:actuate="onLoad"/><svg:title/><svg:desc>Une image contenant texte, capture d’écran

Le contenu généré par l’IA peut être incorrect.</svg:desc></draw:frame></text:p>
      <text:p text:style-name="Normal"/>
      <text:p text:style-name="Normal">Programme<text:s/>1</text:p>
      <text:p text:style-name="Normal"><draw:frame draw:style-name="a2" draw:name="Image 1" text:anchor-type="as-char" svg:x="0in" svg:y="0in" svg:width="6.3in" svg:height="2.35in" style:rel-width="scale" style:rel-height="scale"><draw:image xlink:href="media/image3.png" xlink:type="simple" xlink:show="embed" xlink:actuate="onLoad"/><svg:title/><svg:desc>Une image contenant texte, capture d’écran, logiciel, Icône d’ordinateur

Le contenu généré par l’IA peut être incorrect.</svg:desc></draw:frame></text:p>
      <text:soft-page-break/>
      <text:p text:style-name="Normal"><draw:frame draw:style-name="a3" draw:name="Image 1" text:anchor-type="as-char" svg:x="0in" svg:y="0in" svg:width="6.3in" svg:height="2.47431in" style:rel-width="scale" style:rel-height="scale"><draw:image xlink:href="media/image4.png" xlink:type="simple" xlink:show="embed" xlink:actuate="onLoad"/><svg:title/><svg:desc>Une image contenant texte, capture d’écran, Police

Le contenu généré par l’IA peut être incorrect.</svg:desc></draw:frame></text:p>
      <text:p text:style-name="Normal"><draw:frame draw:style-name="a4" draw:name="Image 1" text:anchor-type="as-char" svg:x="0in" svg:y="0in" svg:width="6.3in" svg:height="0.37431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<draw:frame draw:style-name="a5" draw:name="Image 1" text:anchor-type="as-char" svg:x="0in" svg:y="0in" svg:width="6.3in" svg:height="2.96042in" style:rel-width="scale" style:rel-height="scale"><draw:image xlink:href="media/image6.png" xlink:type="simple" xlink:show="embed" xlink:actuate="onLoad"/><svg:title/><svg:desc>Une image contenant texte, capture d’écran, logiciel, Icône d’ordinateur

Le contenu généré par l’IA peut être incorrect.</svg:desc></draw:frame></text:p>
      <text:p text:style-name="Normal"/>
      <text:p text:style-name="Normal"/>
      <text:p text:style-name="Normal"><draw:frame draw:style-name="a6" draw:name="Image 1" text:anchor-type="as-char" svg:x="0in" svg:y="0in" svg:width="6.3in" svg:height="0.8in" style:rel-width="scale" style:rel-height="scale"><draw:image xlink:href="media/image7.png" xlink:type="simple" xlink:show="embed" xlink:actuate="onLoad"/><svg:title/><svg:desc>Une image contenant texte, capture d’écran, Police

Le contenu généré par l’IA peut être incorrect.</svg:desc></draw:frame></text:p>
      <text:p text:style-name="Normal"/>
      <text:p text:style-name="Normal"/>
      <text:soft-page-break/>
      <text:p text:style-name="Normal">Progamme 2<text:line-break/><draw:frame draw:style-name="a7" draw:name="Image 1" text:anchor-type="as-char" svg:x="0in" svg:y="0in" svg:width="6.3in" svg:height="3.10764in" style:rel-width="scale" style:rel-height="scale"><draw:image xlink:href="media/image8.png" xlink:type="simple" xlink:show="embed" xlink:actuate="onLoad"/><svg:title/><svg:desc>Une image contenant texte, capture d’écran, logiciel, Page web

Le contenu généré par l’IA peut être incorrect.</svg:desc></draw:frame></text:p>
      <text:p text:style-name="Normal"><text:line-break/><draw:frame draw:style-name="a8" draw:name="Image 1" text:anchor-type="as-char" svg:x="0in" svg:y="0in" svg:width="6.3in" svg:height="2.125in" style:rel-width="scale" style:rel-height="scale"><draw:image xlink:href="media/image9.png" xlink:type="simple" xlink:show="embed" xlink:actuate="onLoad"/><svg:title/><svg:desc>Une image contenant texte, capture d’écran, Police

Le contenu généré par l’IA peut être incorrect.</svg:desc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at TAHA</meta:initial-creator>
    <dc:creator>Naat TAHA</dc:creator>
    <meta:creation-date>2025-02-14T09:05:00Z</meta:creation-date>
    <dc:date>2025-02-14T10:01:00Z</dc:date>
    <meta:template xlink:href="Normal" xlink:type="simple"/>
    <meta:editing-cycles>1</meta:editing-cycles>
    <meta:editing-duration>PT3300S</meta:editing-duration>
    <meta:document-statistic meta:page-count="4" meta:paragraph-count="1" meta:word-count="10" meta:character-count="69" meta:row-count="1" meta:non-whitespace-character-count="60"/>
  </office:meta>
</office:document-meta>
</file>